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75f" officeooo:paragraph-rsid="001057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rama1.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0:43:23.594011125</meta:creation-date>
    <dc:date>2021-10-14T20:43:45.194164335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4.7.2$Linux_X86_64 LibreOffice_project/40$Build-2</meta:generator>
  </office:meta>
</office:document-meta>
</file>